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87H16M37.266051S" calcext:value-type="time">
            <text:p>987:1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4H47M37.806S" calcext:value-type="time">
            <text:p>04:47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12H43M03.127S" calcext:value-type="time">
            <text:p>12: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7:49:02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6T15:55:58.148000000</dc:date>
    <meta:editing-duration>P43DT8H56M7S</meta:editing-duration>
    <meta:editing-cycles>1151</meta:editing-cycles>
    <meta:generator>LibreOffice/7.2.6.2$Windows_X86_64 LibreOffice_project/b0ec3a565991f7569a5a7f5d24fed7f52653d754</meta:generator>
    <meta:document-statistic meta:table-count="2" meta:cell-count="1460" meta:object-count="0"/>
  </office:meta>
</office:document-meta>
</file>